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cc0000" draw:marker-start-width="0.35cm" draw:marker-end-width="0.35cm" draw:fill-color="#ffcc99" draw:textarea-horizontal-align="justify" draw:textarea-vertical-align="middle" draw:auto-grow-height="false" fo:min-height="1.702cm" fo:min-width="4.28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cc0000" draw:marker-start-width="0.35cm" draw:marker-end-width="0.35cm" draw:fill-color="#ffcc99" draw:textarea-horizontal-align="justify" draw:textarea-vertical-align="middle" draw:auto-grow-height="false" fo:min-height="2.268cm" fo:min-width="3.418cm" fo:padding-top="0.175cm" fo:padding-bottom="0.175cm" fo:padding-left="0.3cm" fo:padding-right="0.3cm"/>
    </style:style>
    <style:style style:name="gr3" style:family="graphic" style:parent-style-name="standard">
      <style:graphic-properties draw:stroke="solid" draw:stroke-dash="Fine_20_Dashed" svg:stroke-width="0.1cm" svg:stroke-color="#0093d9" draw:marker-start-width="0.35cm" draw:marker-end-width="0.35cm" draw:fill-color="#ffffcc" draw:textarea-horizontal-align="justify" draw:textarea-vertical-align="middle" draw:auto-grow-height="false" fo:min-height="2.268cm" fo:min-width="3.518cm" fo:padding-top="0.175cm" fo:padding-bottom="0.175cm" fo:padding-left="0.3cm" fo:padding-right="0.3cm"/>
    </style:style>
    <style:style style:name="gr4" style:family="graphic" style:parent-style-name="standard">
      <style:graphic-properties draw:stroke="solid" draw:stroke-dash="Fine_20_Dashed" svg:stroke-width="0.1cm" svg:stroke-color="#0093d9" draw:marker-start-width="0.35cm" draw:marker-end-width="0.35cm" draw:fill-color="#ffffcc" draw:textarea-horizontal-align="justify" draw:textarea-vertical-align="middle" draw:auto-grow-height="false" fo:min-height="2.268cm" fo:min-width="3.418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84d1" draw:marker-start-width="0.35cm" draw:marker-end-width="0.35cm" draw:fill-color="#ffffcc" draw:textarea-horizontal-align="justify" draw:textarea-vertical-align="middle" draw:auto-grow-height="false" fo:min-height="2.268cm" fo:min-width="3.418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84d1" draw:marker-start-width="0.35cm" draw:marker-end-width="0.35cm" draw:fill-color="#ffffcc" draw:textarea-horizontal-align="justify" draw:textarea-vertical-align="middle" draw:auto-grow-height="false" fo:min-height="2.99cm" fo:min-width="3.34cm" fo:padding-top="0.175cm" fo:padding-bottom="0.175cm" fo:padding-left="0.3cm" fo:padding-right="0.3cm"/>
    </style:style>
    <style:style style:name="gr7" style:family="graphic" style:parent-style-name="objectwithoutfill">
      <style:graphic-properties draw:stroke="solid" svg:stroke-width="0.1cm" svg:stroke-color="#cc3300" draw:marker-start="Arrowheads_20_1" draw:marker-start-width="0.3cm" draw:marker-end="Arrowheads_20_1" draw:marker-end-width="0.3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draw:stroke="solid" svg:stroke-width="0.1cm" svg:stroke-color="#0084d1" draw:marker-start="Arrowheads_20_1" draw:marker-start-width="0.3cm" draw:marker-end="Arrowheads_20_1" draw:marker-end-width="0.3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draw:stroke="solid" svg:stroke-width="0.1cm" svg:stroke-color="#0084d1" draw:marker-start="Arrowheads_20_1" draw:marker-start-width="0.3cm" draw:marker-end="" draw:marker-end-width="0.3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draw:stroke="solid" draw:stroke-dash="Fine_20_Dashed" svg:stroke-width="0.1cm" svg:stroke-color="#0084d1" draw:marker-start="Arrowheads_20_2" draw:marker-end="Arrowheads_20_1" draw:marker-end-width="0.3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draw:stroke="dash" draw:stroke-dash="Fine_20_Dashed" svg:stroke-width="0.1cm" svg:stroke-color="#0084d1" draw:marker-end="Arrowheads_20_1" draw:marker-end-width="0.3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gradient" draw:fill-color="#ffffff" draw:fill-gradient-name="Tango_20_Orange" fo:min-height="3.085cm"/>
    </style:style>
    <style:style style:name="gr13" style:family="graphic" style:parent-style-name="objectwithoutfill">
      <style:graphic-properties draw:stroke="dash" draw:stroke-dash="Fine_20_Dashed_20__28_var_29_" svg:stroke-width="0.1cm" svg:stroke-color="#0084d1" draw:marker-start="Arrowheads_20_1" draw:marker-start-width="0.3cm" draw:marker-end="Arrowheads_20_1" draw:marker-end-width="0.3cm" draw:fill="none" draw:textarea-vertical-align="middle" fo:padding-top="0.175cm" fo:padding-bottom="0.175cm" fo:padding-left="0.3cm" fo:padding-right="0.3cm" draw:start-line-spacing-horizontal="0.8cm" draw:start-line-spacing-vertical="0.8cm" draw:end-line-spacing-horizontal="0.8cm" draw:end-line-spacing-vertical="0.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Courier New'" style:font-family-generic="modern" style:font-pitch="fixed" fo:font-weight="bold" style:font-weight-asian="bold" style:font-weight-complex="bold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1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fo:font-style="italic" style:font-size-asian="16pt" style:font-style-asian="italic" style:font-size-complex="16pt" style:font-style-complex="italic"/>
    </style:style>
    <style:style style:name="T4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5" style:family="text">
      <style:text-properties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9cm" svg:height="2.9cm" svg:x="11.4cm" svg:y="9.1cm">
          <text:p text:style-name="P1"><text:span text:style-name="T1">SPPA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4.3cm" svg:height="2.9cm" svg:x="12.7cm" svg:y="17cm">
          <text:p text:style-name="P1"><text:span text:style-name="T2">SPPAS:</text:span></text:p>
          <text:p text:style-name="P1">xr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0" draw:id="id10" draw:layer="layout" svg:width="4.4cm" svg:height="2.9cm" svg:x="22.7cm" svg:y="13.4cm">
          <text:p text:style-name="P1"><text:span text:style-name="T2">ANVIL:</text:span></text:p>
          <text:p text:style-name="P1"><text:span text:style-name="T3">anvi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1" draw:id="id11" draw:layer="layout" svg:width="5cm" svg:height="2.9cm" svg:x="23.7cm" svg:y="10.2cm">
          <text:p text:style-name="P1"><text:span text:style-name="T2">Transcriber:</text:span></text:p>
          <text:p text:style-name="P1"><text:span text:style-name="T3">t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4" draw:id="id4" draw:layer="layout" svg:width="4.3cm" svg:height="2.9cm" svg:x="3cm" svg:y="12.6cm">
          <text:p text:style-name="P1"><text:span text:style-name="T2">HTK:</text:span></text:p>
          <text:p text:style-name="P1"><text:span text:style-name="T3">mlf, la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3" draw:id="id3" draw:layer="layout" svg:width="4.3cm" svg:height="2.9cm" svg:x="6.3cm" svg:y="16cm">
          <text:p text:style-name="P1"><text:span text:style-name="T2">Sclite:</text:span></text:p>
          <text:p text:style-name="P1">ctm, st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8" draw:id="id8" draw:layer="layout" svg:width="4.3cm" svg:height="3.7cm" svg:x="12.7cm" svg:y="1cm">
          <text:p text:style-name="P1"><text:span text:style-name="T2"/></text:p>
          <text:p text:style-name="P1"><text:span text:style-name="T2">Praat:</text:span></text:p>
          <text:p text:style-name="P1"><text:span text:style-name="T4">TextGrid,</text:span></text:p>
          <text:p text:style-name="P1"><text:span text:style-name="T4">PitchTier</text:span></text:p>
          <text:p text:style-name="P1"><text:span text:style-name="T4">IntensityTier</text:span>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5" draw:id="id5" draw:layer="layout" svg:width="4.3cm" svg:height="2.9cm" svg:x="18cm" svg:y="2.1cm">
          <text:p text:style-name="P1"><text:span text:style-name="T2">Signaix:</text:span></text:p>
          <text:p text:style-name="P1"><text:span text:style-name="T3">hz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6" draw:id="id6" draw:layer="layout" svg:width="4.3cm" svg:height="2.9cm" svg:x="2.8cm" svg:y="5.2cm">
          <text:p text:style-name="P1"><text:span text:style-name="T2">Phonedit:</text:span></text:p>
          <text:p text:style-name="P1"><text:span text:style-name="T3">m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9" draw:id="id9" draw:layer="layout" svg:width="4.3cm" svg:height="2.9cm" svg:x="1cm" svg:y="9.1cm">
          <text:p text:style-name="P1"><text:span text:style-name="T2">Elan:</text:span></text:p>
          <text:p text:style-name="P1"><text:span text:style-name="T3">ea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7" draw:id="id7" draw:layer="layout" svg:width="4.3cm" svg:height="2.9cm" svg:x="7.4cm" svg:y="2.1cm">
          <text:p text:style-name="P1"><text:span text:style-name="T2">Subtitles:</text:span></text:p>
          <text:p text:style-name="P1"><text:span text:style-name="T3">sub,s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line" svg:x1="14.85cm" svg:y1="12cm" svg:x2="14.85cm" svg:y2="17cm" draw:start-shape="id1" draw:start-glue-point="8" draw:end-shape="id2" draw:end-glue-point="0" svg:d="m14850 12000v5000">
          <text:p/>
        </draw:connector>
        <draw:connector draw:style-name="gr8" draw:text-style-name="P1" draw:layer="layout" draw:type="line" svg:x1="12.41cm" svg:y1="11.576cm" svg:x2="8.45cm" svg:y2="16cm" draw:start-shape="id1" draw:start-glue-point="7" draw:end-shape="id3" draw:end-glue-point="0" svg:d="m12410 11576-3960 4424">
          <text:p/>
        </draw:connector>
        <draw:connector draw:style-name="gr8" draw:text-style-name="P1" draw:layer="layout" draw:type="line" svg:x1="12.41cm" svg:y1="11.576cm" svg:x2="7.3cm" svg:y2="14.05cm" draw:start-shape="id1" draw:start-glue-point="7" draw:end-shape="id4" draw:end-glue-point="1" svg:d="m12410 11576-5110 2474">
          <text:p/>
        </draw:connector>
        <draw:connector draw:style-name="gr9" draw:text-style-name="P1" draw:layer="layout" draw:type="line" svg:x1="17.29cm" svg:y1="9.524cm" svg:x2="20.15cm" svg:y2="5cm" draw:start-shape="id1" draw:start-glue-point="11" draw:end-shape="id5" draw:end-glue-point="2" svg:d="m17290 9524 2860-4524">
          <text:p/>
        </draw:connector>
        <draw:connector draw:style-name="gr8" draw:text-style-name="P1" draw:layer="layout" draw:type="line" svg:x1="12.41cm" svg:y1="9.524cm" svg:x2="7.1cm" svg:y2="6.65cm" draw:start-shape="id1" draw:start-glue-point="5" draw:end-shape="id6" svg:d="m12410 9524-5310-2874">
          <text:p/>
        </draw:connector>
        <draw:connector draw:style-name="gr8" draw:text-style-name="P1" draw:layer="layout" draw:type="line" svg:x1="12.41cm" svg:y1="9.524cm" svg:x2="9.55cm" svg:y2="5cm" draw:start-shape="id1" draw:start-glue-point="5" draw:end-shape="id7" draw:end-glue-point="2" svg:d="m12410 9524-2860-4524">
          <text:p/>
        </draw:connector>
        <draw:connector draw:style-name="gr8" draw:text-style-name="P1" draw:layer="layout" draw:type="line" svg:x1="14.85cm" svg:y1="9.1cm" svg:x2="14.85cm" svg:y2="4.7cm" draw:start-shape="id1" draw:start-glue-point="4" draw:end-shape="id8" draw:end-glue-point="2" svg:d="m14850 9100v-4400">
          <text:p/>
        </draw:connector>
        <draw:connector draw:style-name="gr10" draw:text-style-name="P1" draw:layer="layout" draw:type="line" svg:x1="5.3cm" svg:y1="10.55cm" svg:x2="11.4cm" svg:y2="10.55cm" draw:start-shape="id9" draw:end-shape="id1" draw:end-glue-point="6" svg:d="m5300 10550h6100">
          <text:p/>
        </draw:connector>
        <draw:connector draw:style-name="gr11" draw:text-style-name="P1" draw:layer="layout" draw:type="line" svg:x1="22.7cm" svg:y1="14.85cm" svg:x2="18.3cm" svg:y2="10.55cm" draw:start-shape="id10" draw:start-glue-point="3" draw:end-shape="id1" draw:end-glue-point="10" svg:d="m22700 14850-4400-4300">
          <text:p/>
        </draw:connector>
        <draw:connector draw:style-name="gr11" draw:text-style-name="P1" draw:layer="layout" draw:type="line" svg:x1="23.7cm" svg:y1="11.65cm" svg:x2="18.3cm" svg:y2="10.55cm" draw:start-shape="id11" draw:start-glue-point="3" draw:end-shape="id1" draw:end-glue-point="10" svg:d="m23700 11650-5400-1100">
          <text:p/>
        </draw:connector>
        <draw:frame draw:style-name="gr12" draw:text-style-name="P4" draw:layer="layout" svg:width="9.6cm" svg:height="3.389cm" svg:x="19.1cm" svg:y="16.6cm">
          <draw:text-box>
            <text:p text:style-name="P3"><text:span text:style-name="T5">Interoperability and compatibility</text:span></text:p>
          </draw:text-box>
        </draw:frame>
        <draw:custom-shape draw:style-name="gr5" draw:text-style-name="P1" xml:id="id12" draw:id="id12" draw:layer="layout" svg:width="4.3cm" svg:height="2.4cm" svg:x="22.6cm" svg:y="4.3cm">
          <text:p text:style-name="P1"><text:span text:style-name="T3">cs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line" svg:x1="17.31cm" svg:y1="9.503cm" svg:x2="22.6cm" svg:y2="5.5cm" draw:end-shape="id12" draw:end-glue-point="3" svg:d="m17310 9503 5290-4003">
          <text:p/>
        </draw:connector>
        <draw:custom-shape draw:style-name="gr3" draw:text-style-name="P1" xml:id="id13" draw:id="id13" draw:layer="layout" svg:width="5cm" svg:height="2.9cm" svg:x="23.7cm" svg:y="7cm">
          <text:p text:style-name="P1"><text:span text:style-name="T2">AnnotationPro:</text:span></text:p>
          <text:p text:style-name="P1"><text:span text:style-name="T3">ant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draw:type="line" svg:x1="18.3cm" svg:y1="10.55cm" svg:x2="23.7cm" svg:y2="8.45cm" draw:start-shape="id1" draw:start-glue-point="10" draw:end-shape="id13" draw:end-glue-point="3" svg:d="m18300 10550 5400-21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Tango_20_Orange" draw:display-name="Tango Orange" draw:style="linear" draw:start-color="#fcaf3e" draw:end-color="#ce5c00" draw:start-intensity="100%" draw:end-intensity="100%" draw:angle="300" draw:border="0%"/>
    <draw:marker draw:name="Arrow" svg:viewBox="0 0 20 30" svg:d="m10 0-10 30h20z"/>
    <draw:marker draw:name="Arrowheads_20_1" draw:display-name="Arrowheads 1" svg:viewBox="0 0 1131 2256" svg:d="m1127 2120-449-2006-9-42-25-39-38-25-38-8-43 8-38 25-25 39-9 42-449 2006v13l-4 9 9 42 25 38 38 25 42 9h903l42-9 38-25 26-38 8-42v-9z"/>
    <draw:marker draw:name="Arrowheads_20_2" draw:display-name="Arrowheads 2" svg:viewBox="0 0 1321 3493" svg:d="m1321 3493h-1321l661-3493z"/>
    <draw:stroke-dash draw:name="Fine_20_Dashed" draw:display-name="Fine Dashed" draw:style="rect" draw:dots1="1" draw:dots1-length="197%" draw:distance="197%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5-29T13:49:14.006921577</meta:creation-date>
    <dc:date>2015-07-26T16:01:45.16</dc:date>
    <meta:editing-duration>PT1H38M12S</meta:editing-duration>
    <meta:editing-cycles>14</meta:editing-cycles>
    <meta:generator>OpenOffice/4.0.1$Win32 OpenOffice.org_project/401m5$Build-9714</meta:generator>
    <meta:document-statistic meta:object-count="26"/>
  </office:meta>
</office:document-meta>
</file>